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359in" style:rel-column-width="60178*"/>
    </style:style>
    <style:style style:name="Table1.B" style:family="table-column">
      <style:table-column-properties style:column-width="0.566in" style:rel-column-width="535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208in" style:rel-column-width="8714*"/>
    </style:style>
    <style:style style:name="Table2.B" style:family="table-column">
      <style:table-column-properties style:column-width="0.2056in" style:rel-column-width="1945*"/>
    </style:style>
    <style:style style:name="Table2.C" style:family="table-column">
      <style:table-column-properties style:column-width="3.1854in" style:rel-column-width="30145*"/>
    </style:style>
    <style:style style:name="Table2.D" style:family="table-column">
      <style:table-column-properties style:column-width="2.6132in" style:rel-column-width="24731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1139in" table:align="right"/>
    </style:style>
    <style:style style:name="Table3.A" style:family="table-column">
      <style:table-column-properties style:column-width="6.1139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1139in" table:align="right"/>
    </style:style>
    <style:style style:name="Table4.A" style:family="table-column">
      <style:table-column-properties style:column-width="6.1139in"/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6.1139in" table:align="right"/>
    </style:style>
    <style:style style:name="Table7.A" style:family="table-column">
      <style:table-column-properties style:column-width="6.1139in"/>
    </style:style>
    <style:style style:name="Table7.A1" style:family="table-cell">
      <style:table-cell-properties fo:padding="0.0382in" fo:border="none"/>
    </style:style>
    <style:style style:name="Table5" style:family="table">
      <style:table-properties style:width="5.5688in" table:align="right"/>
    </style:style>
    <style:style style:name="Table5.A" style:family="table-column">
      <style:table-column-properties style:column-width="5.5688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loext:contextual-spacing="false" fo:margin-left="0.0791in" fo:margin-right="0in" fo:margin-top="0in" fo:margin-bottom="0in" fo:text-indent="0in" style:auto-text-indent="false">
        <style:tab-stops>
          <style:tab-stop style:position="3.3311in"/>
        </style:tab-stops>
      </style:paragraph-properties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Table_20_Contents">
      <style:paragraph-properties fo:text-align="justify" style:justify-single-word="false">
        <style:tab-stops>
          <style:tab-stop style:position="3.3311in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{kejaksaan}</text:p>
          </table:table-cell>
          <table:table-cell table:style-name="Table1.A1" office:value-type="string">
            <text:p text:style-name="P3">B-12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Nomor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nomor}</text:p>
          </table:table-cell>
          <table:table-cell table:style-name="Table2.A1" office:value-type="string">
            <text:p text:style-name="P3">KEPADA YTH :</text:p>
          </table:table-cell>
        </table:table-row>
        <table:table-row>
          <table:table-cell table:style-name="Table2.A1" office:value-type="string">
            <text:p text:style-name="Table_20_Contents">Sifat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sifat}</text:p>
          </table:table-cell>
          <table:table-cell table:style-name="Table2.A1" office:value-type="string">
            <text:p text:style-name="P3">{kepada}</text:p>
            <text:p text:style-name="P3">(INSTANSI YANG BERWENANG <text:s/></text:p>
            <text:p text:style-name="P3">MELAKUKAN PEMERIKSAAN).</text:p>
          </table:table-cell>
        </table:table-row>
        <table:table-row>
          <table:table-cell table:style-name="Table2.A1" office:value-type="string">
            <text:p text:style-name="Table_20_Contents">Lampiran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lampiran}</text:p>
          </table:table-cell>
          <table:table-cell table:style-name="Table2.A1" office:value-type="string">
            <text:p text:style-name="P3">DI-</text:p>
          </table:table-cell>
        </table:table-row>
        <table:table-row>
          <table:table-cell table:style-name="Table2.A1" office:value-type="string">
            <text:p text:style-name="Table_20_Contents">Perihal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Pemberitahuan dan permintaan persetujuan lelang benda sitaan/barang bukti yang lekas rusak/membahayakan/biaya tinggi *)</text:p>
          </table:table-cell>
          <table:table-cell table:style-name="Table2.A1" office:value-type="string">
            <text:p text:style-name="P3">{ditempat}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<text:s text:c="12"/>Sehubungan dengan perkara Saudara Register Perkara Nomor : {nomor} dan Register Benda Sitaan/Barang Bukti Nomor {nomor_barbuk} benda-benda berupa {detail_barbuk} dengan ini diberitahukan bahwa berdasarkan hasil penelitian dari {subjek_peneliti} dengan Berita Acara tanggal {tanggal_ba} dinyatakan bahwa benda sitaan/barang bukti tersebut :</text:p>
            <text:p text:style-name="P1">[!-- BEGIN kondisibarbuk --] {urutan_barbuk}. {kondisi_barbuk}</text:p>
            <text:p text:style-name="P2">[!-- END kondisibarbuk --]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6"><text:s text:c="12"/>Oleh karena itu sesuai dengan pasal 45 KUHP kami akan melelang benda sitaan/barang bukti yang dimaksud dan hasil lelangnya bersama dengan sebagian kecil dari benda sitaan tersebut dipakai sebagai barang bukti.</text:p>
          </table:table-cell>
        </table:table-row>
      </table:table>
      <text:p text:style-name="Standard"/>
      <table:table table:name="Table7" table:style-name="Table7">
        <table:table-column table:style-name="Table7.A"/>
        <table:table-row>
          <table:table-cell table:style-name="Table7.A1" office:value-type="string">
            <text:p text:style-name="P6"><text:s text:c="12"/>Untuk itu diharapkan persetujuan dan kesediaan Saudara untuk dilakukannya pelelangan tersebut.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Demikian agar Saudara maklum.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4">{Kejaksaan}</text:p>
            <text:p text:style-name="P4">SELAKU PENUNTUT UMUM</text:p>
            <text:p text:style-name="P4"/>
            <text:p text:style-name="P4"/>
            <text:p text:style-name="P4"/>
            <text:p text:style-name="P4"/>
            <text:p text:style-name="P4"/>
            <text:p text:style-name="P5"><text:bookmark-start text:name="__DdeLink__3149_1851845632"/>{nama_penandatangan}</text:p>
            <text:p text:style-name="P4">{pangkat}NIP.{nip_penandatangan}<text:bookmark-end text:name="__DdeLink__3149_1851845632"/></text:p>
          </table:table-cell>
        </table:table-row>
      </table:table>
      <text:p text:style-name="P1">Tembusan </text:p>
      <text:p text:style-name="P1">[!-- BEGIN tembusan --] </text:p>
      <text:p text:style-name="P1">{urutan_tembusan}. {nama_tembusan}</text:p>
      <text:p text:style-name="P1">[!-- END tembusan --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8T14:37:02.39</meta:creation-date>
    <dc:date>2016-06-21T10:50:21.91</dc:date>
    <meta:editing-duration>PT1H18M39S</meta:editing-duration>
    <meta:editing-cycles>19</meta:editing-cycles>
    <meta:generator>OpenOffice/4.1.1$Win32 OpenOffice.org_project/411m6$Build-9775</meta:generator>
    <meta:document-statistic meta:table-count="7" meta:image-count="0" meta:object-count="0" meta:page-count="1" meta:paragraph-count="34" meta:word-count="154" meta:character-count="1235"/>
    <dc:creator>hadi wibowo</dc:creator>
  </office:meta>
</office:document-meta>
</file>